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4">04.05.2019</text:date>, <text:time>14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1S</meta:editing-duration>
    <meta:editing-cycles>3</meta:editing-cycles>
    <meta:generator>OpenOffice/4.1.2$Win32 OpenOffice.org_project/412m3$Build-9782</meta:generator>
    <dc:date>2019-05-04T14:06:39.52</dc:date>
    <dc:creator>Christian M</dc:creator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